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3806in" style:rel-width="100%" table:align="center" style:may-break-between-rows="true" table:border-model="collapsing"/>
    </style:style>
    <style:style style:name="Table1.A" style:family="table-column">
      <style:table-column-properties style:column-width="3.1903in" style:rel-column-width="4680*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9353" fo:padding="0in" fo:border-left="0.75pt solid #009353" fo:border-right="none" fo:border-top="0.75pt solid #009353" fo:border-bottom="none" style:writing-mode="page">
        <style:background-image/>
      </style:table-cell-properties>
    </style:style>
    <style:style style:name="Table1.B1" style:family="table-cell">
      <style:table-cell-properties fo:background-color="#009353" fo:padding="0in" fo:border-left="none" fo:border-right="0.75pt solid #009353" fo:border-top="0.75pt solid #009353" fo:border-bottom="none" style:writing-mode="page">
        <style:background-image/>
      </style:table-cell-properties>
    </style:style>
    <style:style style:name="Table1.2" style:family="table-row">
      <style:table-row-properties style:min-row-height="0.4in"/>
    </style:style>
    <style:style style:name="Table1.A2" style:family="table-cell">
      <style:table-cell-properties style:vertical-align="" fo:background-color="#eeeeee" fo:padding="0in" fo:border-left="0.75pt solid #009353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" fo:background-color="#eeeeee" fo:padding="0in" fo:border-left="none" fo:border-right="0.75pt solid #009353" fo:border-top="none" fo:border-bottom="none" style:writing-mode="page">
        <style:background-image/>
      </style:table-cell-properties>
    </style:style>
    <style:style style:name="Table1.A4" style:family="table-cell">
      <style:table-cell-properties style:vertical-align="" fo:background-color="#eeeeee" fo:padding="0in" fo:border-left="0.75pt solid #009353" fo:border-right="none" fo:border-top="none" fo:border-bottom="0.75pt solid #009353" style:writing-mode="page">
        <style:background-image/>
      </style:table-cell-properties>
    </style:style>
    <style:style style:name="Table1.B4" style:family="table-cell">
      <style:table-cell-properties style:vertical-align="" fo:background-color="#eeeeee" fo:padding="0in" fo:border-left="none" fo:border-right="0.75pt solid #009353" fo:border-top="none" fo:border-bottom="0.75pt solid #009353" style:writing-mode="page">
        <style:background-image/>
      </style:table-cell-properties>
    </style:style>
    <style:style style:name="P1" style:family="paragraph" style:parent-style-name="First_20_paragraph">
      <style:paragraph-properties fo:text-align="center" style:justify-single-word="false"/>
      <style:text-properties style:font-name="Open Sans ExtraBold" fo:font-size="16pt" officeooo:paragraph-rsid="001ea246" style:font-size-asian="16pt" style:font-size-complex="16pt"/>
    </style:style>
    <style:style style:name="P2" style:family="paragraph" style:parent-style-name="Author">
      <style:text-properties style:font-name="Open Sans ExtraBold" fo:font-size="14pt" style:font-size-asian="14pt" style:font-size-complex="14pt"/>
    </style:style>
    <style:style style:name="P3" style:family="paragraph" style:parent-style-name="Heading_20_1">
      <style:text-properties style:font-name="Open Sans ExtraBold" fo:font-size="16pt" style:font-size-asian="16pt" style:font-size-complex="16pt"/>
    </style:style>
    <style:style style:name="P4" style:family="paragraph" style:parent-style-name="First_20_paragraph">
      <style:text-properties style:font-name="Open Sans ExtraBold" fo:font-size="12pt" style:font-size-asian="12pt" style:font-size-complex="12pt"/>
    </style:style>
    <style:style style:name="P5" style:family="paragraph" style:parent-style-name="Text_20_body" style:list-style-name="L1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6" style:family="paragraph" style:parent-style-name="Heading_20_2">
      <style:text-properties style:font-name="Open Sans ExtraBold" fo:font-size="15pt" style:font-size-asian="13pt" style:font-size-complex="13pt"/>
    </style:style>
    <style:style style:name="P7" style:family="paragraph" style:parent-style-name="First_20_paragraph">
      <style:text-properties style:font-name="Cantarell" fo:font-size="13pt" style:font-size-asian="13pt" style:font-size-complex="13pt"/>
    </style:style>
    <style:style style:name="P8" style:family="paragraph" style:parent-style-name="Text_20_body">
      <style:text-properties style:font-name="Open Sans ExtraBold" fo:font-size="12pt" style:font-size-asian="12pt" style:font-size-complex="12pt"/>
    </style:style>
    <style:style style:name="P9" style:family="paragraph" style:parent-style-name="Text_20_body">
      <style:text-properties style:font-name="Cantarell" fo:font-size="13pt" style:font-size-asian="13pt" style:font-size-complex="13pt"/>
    </style:style>
    <style:style style:name="P10" style:family="paragraph" style:parent-style-name="Text_20_body">
      <style:text-properties style:font-name="Cantarell" fo:font-size="12pt" style:font-size-asian="12pt" style:font-size-complex="12pt"/>
    </style:style>
    <style:style style:name="P11" style:family="paragraph" style:parent-style-name="Text_20_body" style:list-style-name="L2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12" style:family="paragraph" style:parent-style-name="First_20_paragraph">
      <style:text-properties style:font-name="Open Sans ExtraBold" fo:font-size="12pt" fo:font-weight="bold" style:font-size-asian="12pt" style:font-weight-asian="bold" style:font-size-complex="12pt" style:font-weight-complex="bold"/>
    </style:style>
    <style:style style:name="P13" style:family="paragraph" style:parent-style-name="Text_20_body" style:list-style-name="L3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14" style:family="paragraph" style:parent-style-name="Table_20_Heading">
      <style:paragraph-properties fo:text-align="center" style:justify-single-word="false"/>
      <style:text-properties fo:color="#ffffff" loext:opacity="100%" style:text-outline="false" style:text-line-through-style="none" style:text-line-through-type="none" style:font-name="Cantarell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Cantarell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6" style:family="paragraph" style:parent-style-name="Text_20_body" style:list-style-name="L4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17" style:family="paragraph" style:parent-style-name="Text_20_body" style:list-style-name="L5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18" style:family="paragraph" style:parent-style-name="Text_20_body" style:list-style-name="L6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19" style:family="paragraph">
      <style:paragraph-properties fo:text-align="center"/>
    </style:style>
    <style:style style:name="P20" style:family="paragraph" style:parent-style-name="Text_20_body">
      <style:text-properties style:font-name="Open Sans ExtraBold" fo:font-size="12pt" fo:font-weight="bold" style:font-size-asian="12pt" style:font-weight-asian="bold" style:font-size-complex="12pt" style:font-weight-complex="bold"/>
    </style:style>
    <style:style style:name="P21" style:family="paragraph" style:parent-style-name="Text_20_body" style:list-style-name="L7">
      <style:paragraph-properties fo:margin-top="0in" fo:margin-bottom="0in" style:contextual-spacing="false"/>
      <style:text-properties style:font-name="Cantarell" fo:font-size="13pt" style:font-size-asian="13pt" style:font-size-complex="13pt"/>
    </style:style>
    <style:style style:name="P22" style:family="paragraph" style:parent-style-name="Footnote">
      <style:text-properties fo:font-weight="bold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89b17"/>
    </style:style>
    <style:style style:name="T4" style:family="text">
      <style:text-properties fo:background-color="#ffff00" loext:char-shading-value="0"/>
    </style:style>
    <style:style style:name="T5" style:family="text">
      <style:text-properties style:font-name="Open Sans ExtraBold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15a6d0"/>
    </style:style>
    <style:style style:name="T8" style:family="text">
      <style:text-properties officeooo:rsid="0012c972"/>
    </style:style>
    <style:style style:name="T9" style:family="text">
      <style:text-properties officeooo:rsid="0011a92e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draw:marker-start-width="0.05in" draw:marker-end-width="0.05in" draw:textarea-vertical-align="middle" draw:auto-grow-height="false" fo:min-height="0.2161in" fo:min-width="0.5807in" fo:padding-top="0.0008in" fo:padding-bottom="0.0008in" fo:padding-left="0.0008in" fo:padding-right="0.0008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e History of The Adventures of Joseph Andrews and his Friend Mr Abraham Adams</text:p>
      <text:p text:style-name="P2">Henry Fielding</text:p>
      <text:h text:style-name="P3" text:outline-level="1" text:is-list-header="true"><text:bookmark-start text:name="preface"/>Preface<text:bookmark-end text:name="preface"/></text:h>
      <text:p text:style-name="P4"><text:span text:style-name="T1">Q/ Why Did Henry Wrote preface</text:span>?</text:p>
      <text:list text:style-name="L1">
        <text:list-item>
          <text:p text:style-name="P5">it was a common practice back then for writers to write a preface.</text:p>
        </text:list-item>
        <text:list-item>
          <text:p text:style-name="P5">to avoid censorship and provide justification.</text:p>
        </text:list-item>
        <text:list-item>
          <text:p text:style-name="P5">because he was writing a new species of literature and needed a guide for English readers.</text:p>
        </text:list-item>
      </text:list>
      <text:h text:style-name="P6" text:outline-level="2"><text:bookmark-start text:name="homer-and-epics"/>Homer and Epics<text:bookmark-end text:name="homer-and-epics"/></text:h>
      <text:p text:style-name="P7">Henry is influenced by Homer, which was a poet who wrote Epics, epics features extend actions over a long period of time, and variety of characters, all epics were written in metre (verse).</text:p>
      <text:p text:style-name="P8"><text:span text:style-name="T1">Q/ Despite Henry work not containing metre, he called it Epic</text:span>?</text:p>
      <text:p text:style-name="P9">Henry believed its reasonable to call his work an epic because it contains all the epic parts (fable, action, characters, sentiments, and diction) expect the metre (verse).</text:p>
      <text:h text:style-name="P6" text:outline-level="2"><text:bookmark-start text:name="henry-theory-of-novel"/>Henry theory of novel<text:bookmark-end text:name="henry-theory-of-novel"/></text:h>
      <text:p text:style-name="P7">Henry called his work <text:span text:style-name="T2">comic romance</text:span> or <text:span text:style-name="T3">c</text:span><text:span text:style-name="T2">omic </text:span><text:span text:style-name="T3">e</text:span><text:span text:style-name="T2">pic poem in prose</text:span>, it is a <text:span text:style-name="T4">parody made to critique Pamela by Samuel Richardson</text:span>.</text:p>
      <text:p text:style-name="P9">Henry made another work before it called <text:span text:style-name="T2">Shamela</text:span> which was a direct attack to Pamela by Samuel Richardson.</text:p>
      <text:p text:style-name="P9">A parody: is a work that is designed to imitate, mock, critique its subject, often in a <text:span text:style-name="T4">corrective way</text:span>.</text:p>
      <text:p text:style-name="P10"><text:span text:style-name="T5">Q/ Explain the significance of the phrase (Comic Epic Poem in Prose)?</text:span><text:line-break/><text:span text:style-name="T5">Q/ Why did Henry called his work (Comic Epic Poem in Prose)?</text:span></text:p>
      <text:list text:style-name="L2">
        <text:list-item>
          <text:p text:style-name="P11">Comic: because his work dealt with inferior characters and it was parody.</text:p>
        </text:list-item>
        <text:list-item>
          <text:p text:style-name="P11">Epic: because it had extend actions and variety of characters.</text:p>
        </text:list-item>
        <text:list-item>
          <text:p text:style-name="P11">Poem: because all epics before his work was written in verse.</text:p>
        </text:list-item>
        <text:list-item>
          <text:p text:style-name="P11">Prose: because the work isn’t written in verse.</text:p>
        </text:list-item>
      </text:list>
      <text:p text:style-name="P12"><text:soft-page-break/>Q/ How comic romance differ from comedy?</text:p>
      <text:list text:style-name="L3">
        <text:list-item>
          <text:p text:style-name="P13">its action being more extended and comprehensive.</text:p>
        </text:list-item>
        <text:list-item>
          <text:p text:style-name="P13">containing a much larger circle of accident.</text:p>
        </text:list-item>
        <text:list-item>
          <text:p text:style-name="P13">variety of characters.</text:p>
        </text:list-item>
      </text:list>
      <text:p text:style-name="P12">Q/ Difference between comic romance and serious romance?</text:p>
      <table:table table:name="Table1" table:style-name="Table1" table:template-name="Box List Green">
        <table:table-column table:style-name="Table1.A" table:number-columns-repeated="2"/>
        <table:table-row table:style-name="Table1.1">
          <table:table-cell table:style-name="Table1.A1" office:value-type="string">
            <text:p text:style-name="P14">Comic Romance</text:p>
          </table:table-cell>
          <table:table-cell table:style-name="Table1.B1" office:value-type="string">
            <text:p text:style-name="P14">Serious Romance</text:p>
          </table:table-cell>
        </table:table-row>
        <table:table-row table:style-name="Table1.2">
          <table:table-cell table:style-name="Table1.A2" office:value-type="string">
            <text:p text:style-name="P15">Light and ridiculous in its fable<text:note text:id="ftn1" text:note-class="footnote"><text:note-citation>1</text:note-citation><text:note-body><text:p text:style-name="Footnote">A story which teaches a moral lesson.</text:p></text:note-body></text:note> and actions.</text:p>
          </table:table-cell>
          <table:table-cell table:style-name="Table1.B2" office:value-type="string">
            <text:p text:style-name="P15">Grave and solemn its fable and actions.</text:p>
          </table:table-cell>
        </table:table-row>
        <table:table-row table:style-name="Table1.2">
          <table:table-cell table:style-name="Table1.A2" office:value-type="string">
            <text:p text:style-name="P15">It introduce characters of inferior rank and manner.</text:p>
          </table:table-cell>
          <table:table-cell table:style-name="Table1.B2" office:value-type="string">
            <text:p text:style-name="P15">Sets the highest before us (person of high rank).</text:p>
          </table:table-cell>
        </table:table-row>
        <table:table-row table:style-name="Table1.2">
          <table:table-cell table:style-name="Table1.A4" office:value-type="string">
            <text:p text:style-name="P15">Its sentiment and diction<text:note text:id="ftn2" text:note-class="footnote"><text:note-citation>2</text:note-citation><text:note-body><text:p text:style-name="Footnote">The choice and use of words.</text:p></text:note-body></text:note> are ludicrous.</text:p>
          </table:table-cell>
          <table:table-cell table:style-name="Table1.B4" office:value-type="string">
            <text:p text:style-name="P15">Its sentiment and diction are sublime.</text:p>
          </table:table-cell>
        </table:table-row>
      </table:table>
      <text:h text:style-name="P6" text:outline-level="2"><text:bookmark-start text:name="henry-use-of-burlesque"/>Henry use of burlesque<text:bookmark-end text:name="henry-use-of-burlesque"/></text:h>
      <text:p text:style-name="P7">Henry uses burlesque in his <text:span text:style-name="T2">diction</text:span> only, he doesn’t use it in other ways because it deforms human nature, Henry distinguishes burlesque from comic, for the two are widely different.</text:p>
      <text:p text:style-name="P9">Henry compares burlesque to Carictura saying they are the same, Carictura is used in painting to exhibit monsters not men, it exaggerated the subject features in unnatural way. <text:span text:style-name="T4">What Carictura in painting burlesque is in writing</text:span>.</text:p>
      <text:p text:style-name="P8"><text:span text:style-name="T1">Q/ How does burlesque differ from comic?</text:span>.</text:p>
      <text:p text:style-name="P9">Burlesque: is the exhibition of what is monstrous and unnatural, and the delight comes from the surprising absurdity.</text:p>
      <text:p text:style-name="P9">Comic: deals with inferior (ordinary) characters, derived from nature.</text:p>
      <text:h text:style-name="P6" text:outline-level="2"><text:bookmark-start text:name="the-ridiculous"/>The Ridiculous<text:bookmark-end text:name="the-ridiculous"/></text:h>
      <text:p text:style-name="P7">Henry says that the ridiculous is what he uses in his current work.</text:p>
      <text:p text:style-name="P9">Henry thinks that <text:span text:style-name="T4">the only source of ridicules is affectation</text:span>, which he attributes to two main causes: <text:span text:style-name="T6">vanity</text:span> and <text:span text:style-name="T6">hypocrisy</text:span>.</text:p>
      <text:p text:style-name="P9">Affectation<text:span text:style-name="T7">(التظاهر)</text:span>: Is a behavior that is designed to impress others.</text:p>
      <text:p text:style-name="P9">Henry thinks the vain man is better than the hypocrite, because at least the vain man has some of the things he claim to have but not to the extent, <text:span text:style-name="T4">the hypocrite</text:span> <text:soft-page-break/>however doesn’t have the things he claims because of that he <text:span text:style-name="T4">is more ridiculous</text:span>.</text:p>
      <text:p text:style-name="P8"><text:span text:style-name="T1">Q/ Difference between vanity and Hypocrisy</text:span>?</text:p>
      <text:p text:style-name="P9">Vanity: A vain man exaggerate his virtues, it is excessive pride in one ability.</text:p>
      <text:p text:style-name="P9">Hypocrisy: A hypocrite is a person that conceal his vices under an appearance of their opposite virtues</text:p>
      <text:p text:style-name="P8"><text:span text:style-name="T1">Q/ Is everything subject to ridicule to Henry</text:span>?</text:p>
      <text:p text:style-name="P9">To Henry the imperfection of nature, misfortunes and calamities of life are <text:span text:style-name="T1">Not</text:span> the object of ridicule.</text:p>
      <text:h text:style-name="P6" text:outline-level="2"><text:bookmark-start text:name="henry-influencers-and-inspiration"/>Henry Influences and Inspiration<text:bookmark-end text:name="henry-influencers-and-inspiration"/></text:h>
      <text:list text:style-name="L4">
        <text:list-item>
          <text:p text:style-name="P16"><text:span text:style-name="T1">Don Quixote By Cervantes</text:span>: Joseph Andrews is an imitation of Don Quixote, which was a <text:span text:style-name="T2">picaresque</text:span> novel.</text:p>
        </text:list-item>
        <text:list-item>
          <text:p text:style-name="P16"><text:span text:style-name="T1">Homer</text:span>: Greek poet,Henry was writing in the spirit of his lost <text:span text:style-name="T2">Comic Epic</text:span> (Margites).</text:p>
        </text:list-item>
        <text:list-item>
          <text:p text:style-name="P16"><text:span text:style-name="T1">Ben Jonson</text:span>: Which Henry admired the most, saying “he understood the ridicules the best”.</text:p>
        </text:list-item>
      </text:list>
      <text:h text:style-name="P3" text:outline-level="1"><text:bookmark-start text:name="chapter-1"/>Chapter 1<text:bookmark-end text:name="chapter-1"/></text:h>
      <text:p text:style-name="P7">In this chapter Henry talks about how important is to write biographies (writing about people lives), how biographies give delight and instruction, he says that his work is a biography, and mentions four biographers:</text:p>
      <text:list text:style-name="L5">
        <text:list-item>
          <text:p text:style-name="P17"><text:span text:style-name="T1">Plutarch</text:span>: Greek biographer.</text:p>
        </text:list-item>
        <text:list-item>
          <text:p text:style-name="P17"><text:span text:style-name="T1">Nepos</text:span>: Roman biographer.</text:p>
        </text:list-item>
      </text:list>
      <text:p text:style-name="P7">Both Nepos and Plutarch were both not read by English readers, because they were written in Roman and Greek and they are forgotten languages.</text:p>
      <text:list text:style-name="L6">
        <text:list-item>
          <text:p text:style-name="P18"><text:span text:style-name="T1">Colley Cibber</text:span>: A contemporary to Henry which wrote an autobiography (writing about his own life).</text:p>
        </text:list-item>
        <text:list-item>
          <text:p text:style-name="P18"><text:span text:style-name="T1">Samuel Richardson</text:span>: A contemporary to Henry who wrote Pamela, <text:span text:style-name="T8">a</text:span> biography which talks about female chastity. </text:p>
        </text:list-item>
      </text:list>
      <text:p text:style-name="P7">Henry uses an understatement<text:span text:style-name="T9">(كلام مبطن)</text:span> to talk about both Colley Cibber and Samuel Richardson, Henry takes issue with both of these biographers because they are hypocritical and vain, Showing unrealistic characters and exaggerate their virtue.</text:p>
      <text:p text:style-name="P8"><text:span text:style-name="T1">Q/ Why did Henry criticize Richardson’s Pamela</text:span>?</text:p>
      <text:p text:style-name="P9"><text:soft-page-break/>Henry criticize Pamela because of how vain and unrealistic it is in mimicking its character (Pamela).</text:p>
      <text:p text:style-name="P8"><text:span text:style-name="T1">Q/ How is Richardson’s Pamela similar to Joseph Andrews</text:span>?</text:p>
      <text:p text:style-name="P9">One of Richardson main theme is female chastity, <text:span text:style-name="T4">Joseph Andrews talks about male chastity.</text:span></text:p>
      <text:h text:style-name="P3" text:outline-level="1"><text:bookmark-start text:name="chapter-2"/>Chapter 2<text:bookmark-end text:name="chapter-2"/></text:h>
      <text:p text:style-name="P7"><draw:custom-shape text:anchor-type="paragraph" draw:z-index="0" draw:name="Shape 1" draw:style-name="gr1" draw:text-style-name="P19" svg:width="0.5815in" svg:height="0.2169in" svg:x="3.6398in" svg:y="0.6543in"><text:p/><draw:enhanced-geometry svg:viewBox="0 0 21600 21600" draw:mirror-vertical="true" draw:mirror-horizontal="true" draw:text-areas="0 0 21600 21600" draw:type="circular-arrow" draw:modifiers="-179.357164864283 0 5500" draw:enhanced-path="B ?f3 ?f3 ?f20 ?f20 ?f19 ?f18 ?f17 ?f16 W 0 0 21600 21600 ?f9 ?f8 ?f11 ?f10 L ?f24 ?f23 ?f36 ?f35 ?f29 ?f28 Z N"><draw:equation draw:name="f0" draw:formula="$0 "/><draw:equation draw:name="f1" draw:formula="$1 "/><draw:equation draw:name="f2" draw:formula="$2 "/><draw:equation draw:name="f3" draw:formula="10800+$2 "/><draw:equation draw:name="f4" draw:formula="10800*sin($0 *(pi/180))"/><draw:equation draw:name="f5" draw:formula="10800*cos($0 *(pi/180))"/><draw:equation draw:name="f6" draw:formula="10800*sin($1 *(pi/180))"/><draw:equation draw:name="f7" draw:formula="10800*cos($1 *(pi/180))"/><draw:equation draw:name="f8" draw:formula="?f4 +10800"/><draw:equation draw:name="f9" draw:formula="?f5 +10800"/><draw:equation draw:name="f10" draw:formula="?f6 +10800"/><draw:equation draw:name="f11" draw:formula="?f7 +10800"/><draw:equation draw:name="f12" draw:formula="?f3 *sin($0 *(pi/180))"/><draw:equation draw:name="f13" draw:formula="?f3 *cos($0 *(pi/180))"/><draw:equation draw:name="f14" draw:formula="?f3 *sin($1 *(pi/180))"/><draw:equation draw:name="f15" draw:formula="?f3 *cos($1 *(pi/180))"/><draw:equation draw:name="f16" draw:formula="?f12 +10800"/><draw:equation draw:name="f17" draw:formula="?f13 +10800"/><draw:equation draw:name="f18" draw:formula="?f14 +10800"/><draw:equation draw:name="f19" draw:formula="?f15 +10800"/><draw:equation draw:name="f20" draw:formula="21600-?f3 "/><draw:equation draw:name="f21" draw:formula="13500*sin($1 *(pi/180))"/><draw:equation draw:name="f22" draw:formula="13500*cos($1 *(pi/180))"/><draw:equation draw:name="f23" draw:formula="?f21 +10800"/><draw:equation draw:name="f24" draw:formula="?f22 +10800"/><draw:equation draw:name="f25" draw:formula="$2 -2700"/><draw:equation draw:name="f26" draw:formula="?f25 *sin($1 *(pi/180))"/><draw:equation draw:name="f27" draw:formula="?f25 *cos($1 *(pi/180))"/><draw:equation draw:name="f28" draw:formula="?f26 +10800"/><draw:equation draw:name="f29" draw:formula="?f27 +10800"/><draw:equation draw:name="f30" draw:formula="($1+45)*pi/180"/><draw:equation draw:name="f31" draw:formula="sqrt(((?f29-?f24)*(?f29-?f24))+((?f28-?f23)*(?f28-?f23)))"/><draw:equation draw:name="f32" draw:formula="sqrt(2)/2*?f31"/><draw:equation draw:name="f33" draw:formula="?f32*sin(?f30)"/><draw:equation draw:name="f34" draw:formula="?f32*cos(?f30)"/><draw:equation draw:name="f35" draw:formula="?f28+?f33"/><draw:equation draw:name="f36" draw:formula="?f29+?f34"/><draw:handle draw:handle-position="10800 $0" draw:handle-polar="10800 10800" draw:handle-radius-range-minimum="10800" draw:handle-radius-range-maximum="10800"/><draw:handle draw:handle-position="$2 $1" draw:handle-polar="10800 10800" draw:handle-radius-range-minimum="0" draw:handle-radius-range-maximum="10800"/></draw:enhanced-geometry></draw:custom-shape>In this Chapter Henry talks about Joseph Genealogy, Henry says that he tried to search for his ancestors but he found nothing of significance, Henry compares him to the Athens who <text:span text:style-name="T4">sprung up from a dunghill </text:span>(autokopros).</text:p>
      <text:p text:style-name="P9">His father was Gaffer and his mother was Gammar, his sister was Pamela and his great-grandfather was cudgel-player.</text:p>
      <text:p text:style-name="P9">There were an epitaph that mentions Andrew (without an s) who were part of sect called <text:span text:style-name="T2">laughing philosophers</text:span> (Merry Andrews).</text:p>
      <text:p text:style-name="P9">All epic heroes used to have god-like ancestors, a family tree filled with kings and warriors, Henry wanted to challenge the reader exceptions and made him come from low birth.</text:p>
      <text:p text:style-name="P20">Q/ what is the meaning of Gaffer and Gammar?</text:p>
      <text:p text:style-name="P9">They were common names to refer to old people, which implies that Joseph parents are ordinary unknown people.</text:p>
      <text:p text:style-name="P20">Q/ Who is the Laughing philosophers?</text:p>
      <text:p text:style-name="P9">They were a sect who was founded by one of Andrews ancestors (as was claimed by a friend).</text:p>
      <text:p text:style-name="P8"><text:span text:style-name="T1">Q/ Why Joseph didn’t had any significant ancestors</text:span>?</text:p>
      <text:p text:style-name="P9">Because Henry wanted to challenge the reader exceptions.</text:p>
      <text:h text:style-name="P6" text:outline-level="2"><text:bookmark-start text:name="joseph-employments"/>Joseph Employments<text:bookmark-end text:name="joseph-employments"/></text:h>
      <text:list text:style-name="L7">
        <text:list-item>
          <text:p text:style-name="P21">At 10 he worked at <text:span text:style-name="T1">keeping birds</text:span>.</text:p>
        </text:list-item>
        <text:list-item>
          <text:p text:style-name="P21">He then worked as a <text:span text:style-name="T1">whipper-in</text:span><text:note text:id="ftn3" text:note-class="footnote"><text:note-citation>3</text:note-citation><text:note-body><text:p text:style-name="P22">The Hunter assistant.</text:p></text:note-body></text:note>.</text:p>
        </text:list-item>
        <text:list-item>
          <text:p text:style-name="P21">Then he worked in the stable where he <text:span text:style-name="T1">rode horses</text:span>.</text:p>
        </text:list-item>
        <text:list-item>
          <text:p text:style-name="P21">At 17 he worked as a <text:span text:style-name="T1">footboy</text:span> (personal servant) to Lady Booby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Cantarell" svg:font-family="Cantarell" style:font-pitch="variable"/>
    <style:font-face style:name="Courier New" svg:font-family="'Courier New'" style:font-family-generic="modern" style:font-pitch="fixed"/>
    <style:font-face style:name="Lucida Sans Unicode" svg:font-family="'Lucida Sans Unicode'" style:font-family-generic="system" style:font-pitch="variable"/>
    <style:font-face style:name="Open Sans ExtraBold" svg:font-family="'Open Sans ExtraBold'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Lucida Sans Unicode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uthor" style:family="paragraph" style:parent-style-name="Standard" style:class="html">
      <style:paragraph-properties fo:text-align="center" style:justify-single-word="false"/>
    </style:style>
    <style:style style:name="Date" style:family="paragraph" style:parent-style-name="Standard" style:class="html">
      <style:paragraph-properties fo:text-align="center" style:justify-single-word="false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TableCaption" style:family="paragraph" style:parent-style-name="Caption" style:class="extra"/>
    <style:style style:name="Table" style:family="paragraph" style:parent-style-name="Caption" style:class="extra"/>
    <style:style style:name="FigureCaption" style:family="paragraph" style:parent-style-name="Caption" style:class="extra"/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fo:keep-with-next="always" text:number-lines="false" text:line-number="0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fo:language="en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Text_20_body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ource_5f_Text" style:display-name="Source_Text" style:family="text">
      <style:text-properties style:font-name="Courier New" fo:font-family="'Courier New'" style:font-family-generic="modern" style:font-pitch="fixed" fo:font-size="10pt" fo:language="en" fo:country="none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Highlighted" style:family="text">
      <style:text-properties fo:background-color="#ffff3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style:style style:name="KeywordTok" style:family="text">
      <style:text-properties fo:color="#007020" loext:opacity="100%" fo:font-weight="bold"/>
    </style:style>
    <style:style style:name="DataTypeTok" style:family="text">
      <style:text-properties fo:color="#902000" loext:opacity="100%"/>
    </style:style>
    <style:style style:name="DecValTok" style:family="text">
      <style:text-properties fo:color="#40a070" loext:opacity="100%"/>
    </style:style>
    <style:style style:name="BaseNTok" style:family="text">
      <style:text-properties fo:color="#40a070" loext:opacity="100%"/>
    </style:style>
    <style:style style:name="FloatTok" style:family="text">
      <style:text-properties fo:color="#40a070" loext:opacity="100%"/>
    </style:style>
    <style:style style:name="ConstantTok" style:family="text">
      <style:text-properties fo:color="#880000" loext:opacity="100%"/>
    </style:style>
    <style:style style:name="CharTok" style:family="text">
      <style:text-properties fo:color="#4070a0" loext:opacity="100%"/>
    </style:style>
    <style:style style:name="SpecialCharTok" style:family="text">
      <style:text-properties fo:color="#4070a0" loext:opacity="100%"/>
    </style:style>
    <style:style style:name="StringTok" style:family="text">
      <style:text-properties fo:color="#4070a0" loext:opacity="100%"/>
    </style:style>
    <style:style style:name="VerbatimStringTok" style:family="text">
      <style:text-properties fo:color="#4070a0" loext:opacity="100%"/>
    </style:style>
    <style:style style:name="SpecialStringTok" style:family="text">
      <style:text-properties fo:color="#bb6688" loext:opacity="100%"/>
    </style:style>
    <style:style style:name="ImportTok" style:family="text">
      <style:text-properties fo:color="#008000" loext:opacity="100%" fo:font-weight="bold"/>
    </style:style>
    <style:style style:name="CommentTok" style:family="text">
      <style:text-properties fo:color="#60a0b0" loext:opacity="100%" fo:font-style="italic"/>
    </style:style>
    <style:style style:name="DocumentationTok" style:family="text">
      <style:text-properties fo:color="#ba2121" loext:opacity="100%" fo:font-style="italic"/>
    </style:style>
    <style:style style:name="AnnotationTok" style:family="text">
      <style:text-properties fo:color="#60a0b0" loext:opacity="100%" fo:font-style="italic" fo:font-weight="bold"/>
    </style:style>
    <style:style style:name="CommentVarTok" style:family="text">
      <style:text-properties fo:color="#60a0b0" loext:opacity="100%" fo:font-style="italic" fo:font-weight="bold"/>
    </style:style>
    <style:style style:name="OtherTok" style:family="text">
      <style:text-properties fo:color="#007020" loext:opacity="100%"/>
    </style:style>
    <style:style style:name="FunctionTok" style:family="text">
      <style:text-properties fo:color="#06287e" loext:opacity="100%"/>
    </style:style>
    <style:style style:name="VariableTok" style:family="text">
      <style:text-properties fo:color="#19177c" loext:opacity="100%"/>
    </style:style>
    <style:style style:name="ControlFlowTok" style:family="text">
      <style:text-properties fo:color="#007020" loext:opacity="100%" fo:font-weight="bold"/>
    </style:style>
    <style:style style:name="OperatorTok" style:family="text">
      <style:text-properties fo:color="#666666" loext:opacity="100%"/>
    </style:style>
    <style:style style:name="BuiltInTok" style:family="text">
      <style:text-properties fo:color="#008000" loext:opacity="100%"/>
    </style:style>
    <style:style style:name="ExtensionTok" style:family="text"/>
    <style:style style:name="PreprocessorTok" style:family="text">
      <style:text-properties fo:color="#bc7a00" loext:opacity="100%"/>
    </style:style>
    <style:style style:name="AttributeTok" style:family="text">
      <style:text-properties fo:color="#7d9029" loext:opacity="100%"/>
    </style:style>
    <style:style style:name="RegionMarkerTok" style:family="text"/>
    <style:style style:name="InformationTok" style:family="text">
      <style:text-properties fo:color="#60a0b0" loext:opacity="100%" fo:font-style="italic" fo:font-weight="bold"/>
    </style:style>
    <style:style style:name="WarningTok" style:family="text">
      <style:text-properties fo:color="#60a0b0" loext:opacity="100%" fo:font-style="italic" fo:font-weight="bold"/>
    </style:style>
    <style:style style:name="AlertTok" style:family="text">
      <style:text-properties fo:color="#ff0000" loext:opacity="100%" fo:font-weight="bold"/>
    </style:style>
    <style:style style:name="ErrorTok" style:family="text">
      <style:text-properties fo:color="#ff0000" loext:opacity="100%" fo:font-weight="bold"/>
    </style:style>
    <style:style style:name="NormalTok" style:family="text"/>
    <text:outline-style style:name="Outline">
      <text:outline-level-style text:level="1" loext:num-list-format="%1%" style:num-format="">
        <style:list-level-properties text:min-label-distance="0.15in"/>
      </text:outline-level-style>
      <text:outline-level-style text:level="2" loext:num-list-format="%2%" style:num-format="">
        <style:list-level-properties text:min-label-distance="0.15in"/>
      </text:outline-level-style>
      <text:outline-level-style text:level="3" loext:num-list-format="%3%" style:num-format="">
        <style:list-level-properties text:min-label-distance="0.15in"/>
      </text:outline-level-style>
      <text:outline-level-style text:level="4" loext:num-list-format="%4%" style:num-format="">
        <style:list-level-properties text:min-label-distance="0.15in"/>
      </text:outline-level-style>
      <text:outline-level-style text:level="5" loext:num-list-format="%5%" style:num-format="">
        <style:list-level-properties text:min-label-distance="0.15in"/>
      </text:outline-level-style>
      <text:outline-level-style text:level="6" loext:num-list-format="%6%" style:num-format="">
        <style:list-level-properties text:min-label-distance="0.15in"/>
      </text:outline-level-style>
      <text:outline-level-style text:level="7" loext:num-list-format="%7%" style:num-format="">
        <style:list-level-properties text:min-label-distance="0.15in"/>
      </text:outline-level-style>
      <text:outline-level-style text:level="8" loext:num-list-format="%8%" style:num-format="">
        <style:list-level-properties text:min-label-distance="0.15in"/>
      </text:outline-level-style>
      <text:outline-level-style text:level="9" loext:num-list-format="%9%" style:num-format="">
        <style:list-level-properties text:min-label-distance="0.15in"/>
      </text:outline-level-style>
      <text:outline-level-style text:level="10" loext:num-list-format="%10%" style:num-format="">
        <style:list-level-properties text:min-label-distance="0.15in"/>
      </text:outline-level-style>
    </text:outline-style>
    <text:list-style style:name="List_20_1" style:display-name="List 1">
      <text:list-level-style-bullet text:level="1" text:style-name="Numbering_20_Symbols" loext:num-list-format="%1%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loext:num-list-format="%2%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loext:num-list-format="%3%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loext:num-list-format="%4%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loext:num-list-format="%5%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loext:num-list-format="%6%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loext:num-list-format="%7%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loext:num-list-format="%8%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loext:num-list-format="%9%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loext:num-list-format="%10%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loext:num-list-format="%2%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loext:num-list-format="%3%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loext:num-list-format="%4%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loext:num-list-format="%5%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loext:num-list-format="%6%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loext:num-list-format="%7%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loext:num-list-format="%8%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loext:num-list-format="%9%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loext:num-list-format="%10%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loext:num-list-format="%2%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loext:num-list-format="%3%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loext:num-list-format="%4%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loext:num-list-format="%5%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loext:num-list-format="%6%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loext:num-list-format="%7%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loext:num-list-format="%8%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loext:num-list-format="%9%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loext:num-list-format="%10%" text:bullet-char="✗">
        <style:list-level-properties text:space-before="1.4177in" text:min-label-width="0.1575in"/>
        <style:text-properties style:font-name="StarSymbol"/>
      </text:list-level-style-bullet>
    </text:list-style>
    <text:list-style style:name="Numbering_20_1" style:display-name="Numbering 1">
      <text:list-level-style-number text:level="1" text:style-name="Numbering_20_Symbols" loext:num-list-format="%1%." style:num-suffix="." style:num-format="1">
        <style:list-level-properties text:min-label-width="0.1965in"/>
      </text:list-level-style-number>
      <text:list-level-style-number text:level="2" text:style-name="Numbering_20_Symbols" loext:num-list-format="%2%." style:num-suffix="." style:num-format="1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loext:num-list-format="%1%" style:num-format="1">
        <style:list-level-properties text:min-label-width="0.1965in"/>
      </text:list-level-style-number>
      <text:list-level-style-number text:level="2" text:style-name="Numbering_20_Symbols" loext:num-list-format="%2%" style:num-format="1" text:start-value="2">
        <style:list-level-properties text:space-before="0.1965in" text:min-label-width="0.1965in"/>
      </text:list-level-style-number>
      <text:list-level-style-number text:level="3" text:style-name="Numbering_20_Symbols" loext:num-list-format="%3%" style:num-format="1" text:start-value="3">
        <style:list-level-properties text:space-before="0.3929in" text:min-label-width="0.3937in"/>
      </text:list-level-style-number>
      <text:list-level-style-number text:level="4" text:style-name="Numbering_20_Symbols" loext:num-list-format="%4%" style:num-format="1" text:start-value="4">
        <style:list-level-properties text:space-before="0.7866in" text:min-label-width="0.4925in"/>
      </text:list-level-style-number>
      <text:list-level-style-number text:level="5" text:style-name="Numbering_20_Symbols" loext:num-list-format="%5%" style:num-format="1" text:start-value="5">
        <style:list-level-properties text:space-before="1.2791in" text:min-label-width="0.5902in"/>
      </text:list-level-style-number>
      <text:list-level-style-number text:level="6" text:style-name="Numbering_20_Symbols" loext:num-list-format="%6%" style:num-format="1" text:start-value="6">
        <style:list-level-properties text:space-before="1.8693in" text:min-label-width="0.7091in"/>
      </text:list-level-style-number>
      <text:list-level-style-number text:level="7" text:style-name="Numbering_20_Symbols" loext:num-list-format="%7%" style:num-format="1" text:start-value="7">
        <style:list-level-properties text:space-before="2.5783in" text:min-label-width="0.9055in"/>
      </text:list-level-style-number>
      <text:list-level-style-number text:level="8" text:style-name="Numbering_20_Symbols" loext:num-list-format="%8%" style:num-format="1" text:start-value="8">
        <style:list-level-properties text:space-before="3.4839in" text:min-label-width="1.0236in"/>
      </text:list-level-style-number>
      <text:list-level-style-number text:level="9" text:style-name="Numbering_20_Symbols" loext:num-list-format="%9%" style:num-format="1" text:start-value="9">
        <style:list-level-properties text:space-before="4.5075in" text:min-label-width="1.1028in"/>
      </text:list-level-style-number>
      <text:list-level-style-number text:level="10" text:style-name="Numbering_20_Symbols" loext:num-list-format="%10%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min-label-width="1.1811in"/>
      </text:list-level-style-number>
      <text:list-level-style-number text:level="2" text:style-name="Numbering_20_Symbols" loext:num-list-format="%2%" style:num-format="1" text:start-value="2">
        <style:list-level-properties text:space-before="1.1815in" text:min-label-width="1.1811in"/>
      </text:list-level-style-number>
      <text:list-level-style-number text:level="3" text:style-name="Numbering_20_Symbols" loext:num-list-format="%3%" style:num-format="1" text:start-value="3">
        <style:list-level-properties text:space-before="2.3626in" text:min-label-width="1.1811in"/>
      </text:list-level-style-number>
      <text:list-level-style-number text:level="4" text:style-name="Numbering_20_Symbols" loext:num-list-format="%4%" style:num-format="1" text:start-value="4">
        <style:list-level-properties text:space-before="3.5441in" text:min-label-width="1.1811in"/>
      </text:list-level-style-number>
      <text:list-level-style-number text:level="5" text:style-name="Numbering_20_Symbols" loext:num-list-format="%5%" style:num-format="1" text:start-value="5">
        <style:list-level-properties text:space-before="4.7252in" text:min-label-width="1.1811in"/>
      </text:list-level-style-number>
      <text:list-level-style-number text:level="6" text:style-name="Numbering_20_Symbols" loext:num-list-format="%6%" style:num-format="1" text:start-value="6">
        <style:list-level-properties text:space-before="5.9063in" text:min-label-width="1.1811in"/>
      </text:list-level-style-number>
      <text:list-level-style-number text:level="7" text:style-name="Numbering_20_Symbols" loext:num-list-format="%7%" style:num-format="1" text:start-value="7">
        <style:list-level-properties text:space-before="7.0878in" text:min-label-width="1.1811in"/>
      </text:list-level-style-number>
      <text:list-level-style-number text:level="8" text:style-name="Numbering_20_Symbols" loext:num-list-format="%8%" style:num-format="1" text:start-value="8">
        <style:list-level-properties text:space-before="8.2689in" text:min-label-width="1.1811in"/>
      </text:list-level-style-number>
      <text:list-level-style-number text:level="9" text:style-name="Numbering_20_Symbols" loext:num-list-format="%9%" style:num-format="1" text:start-value="9">
        <style:list-level-properties text:space-before="9.45in" text:min-label-width="1.1811in"/>
      </text:list-level-style-number>
      <text:list-level-style-number text:level="10" text:style-name="Numbering_20_Symbols" loext:num-list-format="%10%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loext:num-list-format="%1%." style:num-suffix="." style:num-format="I">
        <style:list-level-properties text:min-label-width="0.1965in"/>
      </text:list-level-style-number>
      <text:list-level-style-number text:level="2" text:style-name="Numbering_20_Symbols" loext:num-list-format="%2%.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loext:num-list-format="%3%.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loext:num-list-format="%4%.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loext:num-list-format="%5%.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loext:num-list-format="%6%.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loext:num-list-format="%7%.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loext:num-list-format="%8%.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loext:num-list-format="%9%.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loext:num-list-format="%10%.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loext:num-list-format="%1%." style:num-suffix="." style:num-format="1">
        <style:list-level-properties text:min-label-width="0.1575in"/>
      </text:list-level-style-number>
      <text:list-level-style-number text:level="2" text:style-name="Numbering_20_Symbols" loext:num-list-format="%1%.%2%.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loext:num-list-format="%3%)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loext:num-list-format="%4%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loext:num-list-format="%5%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loext:num-list-format="%6%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loext:num-list-format="%7%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loext:num-list-format="%8%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loext:num-list-format="%9%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loext:num-list-format="%10%" text:bullet-char="•">
        <style:list-level-properties text:space-before="1.5654in" text:min-label-width="0.155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number-style style:name="N0">
      <number:number number:min-integer-digits="1"/>
    </number:number-style>
    <number:text-style style:name="N100">
      <number:text-content/>
    </number:text-style>
    <style:style style:name="Box_20_List_20_Green.1" style:display-name="Box List Green.1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2" style:display-name="Box List Green.2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3" style:display-name="Box List Green.3" style:family="table-cell" style:data-style-name="N100">
      <style:table-cell-properties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4" style:display-name="Box List Green.4" style:family="table-cell" style:data-style-name="N0">
      <style:table-cell-properties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5" style:display-name="Box List Green.5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6" style:display-name="Box List Green.6" style:family="table-cell" style:data-style-name="N100">
      <style:table-cell-properties fo:background-color="#dddddd" fo:border-lef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7" style:display-name="Box List Green.7" style:family="table-cell" style:data-style-name="N0">
      <style:table-cell-properties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8" style:display-name="Box List Green.8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9" style:display-name="Box List Green.9" style:family="table-cell" style:data-style-name="N0">
      <style:table-cell-properties fo:background-color="#dddddd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0" style:display-name="Box List Green.10" style:family="table-cell" style:data-style-name="N0">
      <style:table-cell-properties fo:background-color="#dddddd" fo:border-right="0.74pt solid #009353" fo:padding="0in" fo:padding-left="0in" fo:padding-right="0in" fo:padding-top="0in" fo:padding-bottom="0in"/>
      <style:text-properties style:font-name="Liberation Sans" fo:font-family="'Liberation Sans'" style:font-family-generic="swiss"/>
    </style:style>
    <style:style style:name="Box_20_List_20_Green.11" style:display-name="Box List Green.11" style:family="table-cell" style:data-style-name="N100">
      <style:table-cell-properties fo:background-color="#009353" fo:border-lef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2" style:display-name="Box List Green.12" style:family="table-cell" style:data-style-name="N100">
      <style:table-cell-properties fo:background-color="#009353" fo:border-right="0.74pt solid 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3" style:display-name="Box List Green.13" style:family="table-cell" style:data-style-name="N100">
      <style:table-cell-properties fo:background-color="#bee3d3" fo:border-lef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4" style:display-name="Box List Green.14" style:family="table-cell" style:data-style-name="N0">
      <style:table-cell-properties fo:background-color="#bee3d3" fo:border-right="0.74pt solid #00935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Green.15" style:display-name="Box List Green.15" style:family="table-cell" style:data-style-name="N100">
      <style:table-cell-properties fo:background-color="#009353" fo:border-top="0.74pt solid #009353" fo:padding="0in" fo:padding-left="0in" fo:padding-right="0in" fo:padding-top="0in" fo:padding-bottom="0in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Green.16" style:display-name="Box List Green.16" style:family="table-cell" style:data-style-name="N0">
      <style:table-cell-properties fo:background-color="#bee3d3" fo:border-bottom="0.74pt solid #009353" fo:padding="0in" fo:padding-left="0in" fo:padding-right="0in" fo:padding-top="0in" fo:padding-bottom="0in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Green" table:first-row-end-column="row" table:first-row-start-column="row" table:last-row-end-column="row" table:last-row-start-column="row">
      <table:first-row table:style-name="Box_20_List_20_Green.1"/>
      <table:last-row table:style-name="Box_20_List_20_Green.2"/>
      <table:first-column table:style-name="Box_20_List_20_Green.3"/>
      <table:last-column table:style-name="Box_20_List_20_Green.4"/>
      <table:body table:style-name="Box_20_List_20_Green.9"/>
      <table:even-rows table:style-name="Box_20_List_20_Green.5"/>
      <table:odd-rows table:style-name="Box_20_List_20_Green.6"/>
      <table:even-columns table:style-name="Box_20_List_20_Green.7"/>
      <table:odd-columns table:style-name="Box_20_List_20_Green.8"/>
      <table:background table:style-name="Box_20_List_20_Green.10"/>
      <loext:first-row-even-column table:style-name="Box_20_List_20_Green.15"/>
      <loext:last-row-even-column table:style-name="Box_20_List_20_Green.16"/>
      <loext:first-row-end-column table:style-name="Box_20_List_20_Green.12"/>
      <loext:first-row-start-column table:style-name="Box_20_List_20_Green.11"/>
      <loext:last-row-end-column table:style-name="Box_20_List_20_Green.14"/>
      <loext:last-row-start-column table:style-name="Box_20_List_20_Green.13"/>
    </table:table-templat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0598in" fo:margin-right="1.0598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2.1$Linux_X86_64 LibreOffice_project/480$Build-1</meta:generator>
    <dc:title>Joseph Andrews</dc:title>
    <dc:description/>
    <dc:subject/>
    <meta:keyword/>
    <dc:language>en-US</dc:language>
    <meta:initial-creator>Henry Fielding</meta:initial-creator>
    <meta:creation-date>2024-11-10T18:07:34Z</meta:creation-date>
    <dc:date>2024-11-10T21:49:08.607845521</dc:date>
    <meta:editing-duration>PT33M37S</meta:editing-duration>
    <meta:editing-cycles>38</meta:editing-cycles>
    <meta:print-date>2024-11-10T21:50:02.223985688</meta:print-date>
    <meta:printed-by>PDF files</meta:printed-by>
    <meta:document-statistic meta:table-count="1" meta:image-count="0" meta:object-count="0" meta:page-count="4" meta:paragraph-count="84" meta:word-count="1073" meta:character-count="6366" meta:non-whitespace-character-count="5397"/>
    <meta:user-defined meta:name="date">2024-10-19</meta:user-defined>
    <meta:user-defined meta:name="documentclass">extarticle</meta:user-defined>
    <meta:user-defined meta:name="fontsize">16pt</meta:user-defined>
  </office:meta>
</office:document-meta>
</file>